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447cm" fo:min-width="9.40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38cm" fo:min-width="9.29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646cm" fo:min-width="9.4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1cm" fo:min-width="9.298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size="15pt" fo:font-weight="bold" style:font-size-asian="18pt" style:font-size-complex="18pt"/>
    </style:style>
    <style:style style:name="T2" style:family="text">
      <style:text-properties fo:font-size="14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9.906cm" svg:height="3.697cm" svg:x="12.389cm" svg:y="3.15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9.798cm" svg:height="3.594cm" svg:x="12.57cm" svg:y="3.481cm">
            <draw:text-box>
              <text:p><text:span text:style-name="T1">Emoji-Facts:</text:span></text:p>
              <text:p><text:span text:style-name="T2"/></text:p>
              <text:p><text:span text:style-name="T2">According to </text:span><text:span text:style-name="T2"><text:a xlink:href="https://socialnomics.net/2017/05/30/the-rise-of-emoji-use-in-social-media-marketing/" xlink:type="simple">socialnomics.net</text:a></text:span><text:span text:style-name="T2">, 92% of the </text:span></text:p>
              <text:p><text:span text:style-name="T2">online population has used emojis at least </text:span></text:p>
              <text:p><text:span text:style-name="T2">once in some of their social media </text:span></text:p>
              <text:p><text:span text:style-name="T2">communications </text:span></text:p>
            </draw:text-box>
          </draw:frame>
        </draw:g>
        <draw:g>
          <draw:custom-shape draw:style-name="gr3" draw:text-style-name="P1" draw:layer="layout" svg:width="9.906cm" svg:height="4.896cm" svg:x="9.089cm" svg:y="8.05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9.798cm" svg:height="4.26cm" svg:x="9.27cm" svg:y="8.44cm">
            <draw:text-box>
              <text:p><text:span text:style-name="T1">Emoji-Facts:</text:span></text:p>
              <text:p><text:span text:style-name="T2"/></text:p>
              <text:p><text:span text:style-name="T2">Emojis are also playing a role in education and have been used to teach critical reading skills. They have also been used as an alternative to survey illiterate audiences, particularly children.</text:span></text:p>
            </draw:text-box>
          </draw:frame>
        </draw:g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1T11:55:35.083015802</meta:creation-date>
    <dc:date>2017-12-01T12:06:59.930622459</dc:date>
    <meta:editing-duration>PT1M14S</meta:editing-duration>
    <meta:editing-cycles>1</meta:editing-cycles>
    <meta:document-statistic meta:object-count="29"/>
    <meta:generator>LibreOffice/5.1.6.2$Linux_X86_64 LibreOffice_project/10m0$Build-2</meta:generator>
  </office:meta>
</office:document-meta>
</file>